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APTER 1: Book 2 of DfL</text:p>
      <text:p text:style-name="Standard"/>
      <text:p text:style-name="Standard">Die minne machet hohi in der sele nit umbe menschlich sinne,</text:p>
      <text:p text:style-name="Standard">das kunt von eigem willen</text:p>
      <text:p text:style-name="Standard"/>
      <text:p text:style-name="Standard">Die hohe der sele geschiht in der minne, und die zierde des</text:p>
      <text:p text:style-name="Standard">lichamen geschiht in dem heligen cristan tovffe; wann ueber die</text:p>
      <text:p text:style-name="Standard">minne ist kein hoehe, und ussen der cristanheit ist enkeine zierde.</text:p>
      <text:p text:style-name="Standard">Darumbe toerent si sich selber vil sere, die mit grulichen, unmenschlichen</text:p>
      <text:p text:style-name="Standard">arbeiten wenent erstigen die hoehi, und tragent</text:p>
      <text:p text:style-name="Standard">doch ein grimmes herze, wan si hant der heligen diemuetige tugent</text:p>
      <text:p text:style-name="Standard">nit, die die sele in got kau leiten; und da stuolet gerne valschlu.</text:p>
      <text:p text:style-name="Standard">helikeit, da der eigener wille die meisterschaft in dem herzen treit.</text:p>
      <text:p text:style-name="Standard"/>
      <text:p text:style-name="Standard">CHAPTER 2: Book 2 of DfL</text:p>
      <text:p text:style-name="Standard"/>
      <text:p text:style-name="Standard">Ich sturbe gerne von minne, moehte es mir geschehen,</text:p>
      <text:p text:style-name="Standard">Denn jenen den ich minnen, den han ich gesehen,</text:p>
      <text:p text:style-name="Standard">Mit minen lihten ougen in miner sele stan.</text:p>
      <text:p text:style-name="Standard">Swelu brut iren lieben geherberget hat,</text:p>
      <text:p text:style-name="Standard">Die bedarf nit vere gan.</text:p>
      <text:p text:style-name="Standard">Du minne mag nit wol vergan.</text:p>
      <text:p text:style-name="Standard">Swa die juncfrovwen dike nach dem jungelinge gant.</text:p>
      <text:p text:style-name="Standard">Sine edel nature die ist so bereit,</text:p>
      <text:p text:style-name="Standard">Das er si aber gerne enpfat, und leit</text:p>
      <text:p text:style-name="Standard">Sie im von herzen nach </text:p>
      <text:p text:style-name="Standard">Das mag den tumben lichte entgan,</text:p>
      <text:p text:style-name="Standard">Die ungerne nach der liebe stant.</text:p>
      <text:p text:style-name="Standard"/>
      <text:p text:style-name="Standard">CHAPTER 3: Book 2 of DfL</text:p>
      <text:p text:style-name="Standard"/>
      <text:p text:style-name="Standard">Von der Zungen der gotheit, von dem liehte der warheit,</text:p>
      <text:p text:style-name="Standard">von den vier stralen gotz in die nun koere und der drivaltekeit</text:p>
      <text:p text:style-name="Standard">und von S. Marien</text:p>
      <text:p text:style-name="Standard"/>
      <text:p text:style-name="Standard">O edeler arn! o suesses lamp!</text:p>
      <text:p text:style-name="Standard">O fures gluot, entzunde mich!</text:p>
      <text:p text:style-name="Standard">Wie lange sol ich alsus durre sin?</text:p>
      <text:p text:style-name="Standard">Ein stunde ist mir alze swere.</text:p>
      <text:p text:style-name="Standard">Ein tag ist mir tusent jar.</text:p>
      <text:p text:style-name="Standard">So du mir froemede woeltest sin,</text:p>
      <text:p text:style-name="Standard">Solte es ahte tage weren,</text:p>
      <text:p text:style-name="Standard">Ich woelte lieber ze helle varn,</text:p>
      <text:p text:style-name="Standard">Da ich doch inne bin,</text:p>
      <text:p text:style-name="Standard">Wand das got der minnenden sele vroembde si.</text:p>
      <text:p text:style-name="Standard">Das ist pine uber menschlichen tot</text:p>
      <text:p text:style-name="Standard">Und uber alle pine,</text:p>
      <text:p text:style-name="Standard">Das glovbent mir. Die nahtegal</text:p>
      <text:p text:style-name="Standard"><text:soft-page-break/>Die muos je singen,</text:p>
      <text:p text:style-name="Standard">Wan ir nature spilet von minnen al.</text:p>
      <text:p text:style-name="Standard">Der ir das beneme, so were si tot.</text:p>
      <text:p text:style-name="Standard">Eia grosser herr, bedenke min not.</text:p>
      <text:p text:style-name="Standard">Do sprach der helig geist zuo der sele:</text:p>
      <text:p text:style-name="Standard">Eya edele junkfrovwe bereitent uch,</text:p>
      <text:p text:style-name="Standard">Uwer lieber wil komen.</text:p>
      <text:p text:style-name="Standard">Do erschrak si und wart innerlich fro</text:p>
      <text:p text:style-name="Standard">und sprach: Eya trut botte, keme es jemer also!</text:p>
      <text:p text:style-name="Standard">Ich bin so boese und so gar ungetruwe,</text:p>
      <text:p text:style-name="Standard">Das ich sunder minen lieben niena mag geruowen.</text:p>
      <text:p text:style-name="Standard">Swenne ich das befinde,</text:p>
      <text:p text:style-name="Standard">Das ich von siner minne enwenig erkuole,</text:p>
      <text:p text:style-name="Standard">So ist mir in allen enden we</text:p>
      <text:p text:style-name="Standard">Und ist mir ze danke,</text:p>
      <text:p text:style-name="Standard">Das ich jamerig muos nach im gan.</text:p>
      <text:p text:style-name="Standard">Do sprach der botte: Ir soellent wuenschen</text:p>
      <text:p text:style-name="Standard">Und begiessen und betten und bluomen stroewen.</text:p>
      <text:p text:style-name="Standard">Do sprach die ellende sele:</text:p>
      <text:p text:style-name="Standard">Wenn ich wunsche, so muos ich mich schamen,</text:p>
      <text:p text:style-name="Standard">So ich begusse, so muos ich weinen.</text:p>
      <text:p text:style-name="Standard">So ich betten, so muos ich hoffen,</text:p>
      <text:p text:style-name="Standard">So ich bluomen briche, so muos ich minnen.</text:p>
      <text:p text:style-name="Standard">Swenne min herre kunt, so kum ich von mir selben,</text:p>
      <text:p text:style-name="Standard">Wan er bringet mir so mangen suessen seitenklang,</text:p>
      <text:p text:style-name="Standard">Das mir benimet allen mines fleisches wank,</text:p>
      <text:p text:style-name="Standard">Und sin seitenspil ist so vol aller suessekeit,</text:p>
      <text:p text:style-name="Standard">Damit er mir benimet alles herzeleit.</text:p>
      <text:p text:style-name="Standard">Die grosse zunge der gotheit</text:p>
      <text:p text:style-name="Standard">Hat mir zuogesprochen manig kreftig wort,</text:p>
      <text:p text:style-name="Standard">Du han ich enpfangen mit wenigen oren miner snoedikeit.</text:p>
      <text:p text:style-name="Standard">Und das allergroeste lieht hat sich ufgetan</text:p>
      <text:p text:style-name="Standard">Gegen die ovgen miner sele.</text:p>
      <text:p text:style-name="Standard">Da inne han ich gesehen die unsprechliche ordenunge</text:p>
      <text:p text:style-name="Standard">Und bekannte die unzellichen ere,</text:p>
      <text:p text:style-name="Standard">Das unbegriflich wunder</text:p>
      <text:p text:style-name="Standard">Und das sunder truten mit underscheide,</text:p>
      <text:p text:style-name="Standard">Die genugekeit uf das hoehste</text:p>
      <text:p text:style-name="Standard">Und die grossen zuht in der bekantnisse,</text:p>
      <text:p text:style-name="Standard">Die gebruchunge mit der abebrechunge</text:p>
      <text:p text:style-name="Standard">Nach der maht der sinnen,</text:p>
      <text:p text:style-name="Standard">Die ungemengete froede in der einunge</text:p>
      <text:p text:style-name="Standard">Der geselleschaft, und das lebende liep der ewekeit,</text:p>
      <text:p text:style-name="Standard">Als es nu ist und jemer wesen sol.</text:p>
      <text:p text:style-name="Standard">Da werden uch gesehen vier stralen,</text:p>
      <text:p text:style-name="Standard">Die schiessent alzemale</text:p>
      <text:p text:style-name="Standard">Usser dem alleredelsten armbrust der heligen drivaltekeit,</text:p>
      <text:p text:style-name="Standard">Von dem gotlichen throne dur die nun koere.</text:p>
      <text:p text:style-name="Standard">Da blibet nieman so arm noch so rich,</text:p>
      <text:p text:style-name="Standard"><text:soft-page-break/>Er treffe in minneklich.</text:p>
      <text:p text:style-name="Standard">Die strale der gotheit schusset si</text:p>
      <text:p text:style-name="Standard">Mit einem unbegriffenlichem lichte.</text:p>
      <text:p text:style-name="Standard">Die minnende moenscheit gruesset si</text:p>
      <text:p text:style-name="Standard">In bruderlicher geselleschaft,</text:p>
      <text:p text:style-name="Standard">Der helig geist rueret si</text:p>
      <text:p text:style-name="Standard">Mit der durchfliessunge</text:p>
      <text:p text:style-name="Standard">Der wunderlichen schoeppfunge</text:p>
      <text:p text:style-name="Standard">Der ewigen wone.</text:p>
      <text:p text:style-name="Standard">Der ungeteilet got spiset si</text:p>
      <text:p text:style-name="Standard">Mit dem blikke sines heren antlutes</text:p>
      <text:p text:style-name="Standard">Und fullet si mit dem unlidigen ateme</text:p>
      <text:p text:style-name="Standard">Sines vliessenden mundes.</text:p>
      <text:p text:style-name="Standard">Und wie si gant ane arbeit als die vogele</text:p>
      <text:p text:style-name="Standard">In dem lufte, so si keine vedren ruerent,</text:p>
      <text:p text:style-name="Standard">Und wie si varent swar si wellent</text:p>
      <text:p text:style-name="Standard">Mit libe und mit sele,</text:p>
      <text:p text:style-name="Standard">Und doch in ir satzunge blibent unvermischet,</text:p>
      <text:p text:style-name="Standard">Und wie die gotheit clinget,</text:p>
      <text:p text:style-name="Standard">Die moenscheit singet,</text:p>
      <text:p text:style-name="Standard">Der helig geist die liren des himelriches vindet,</text:p>
      <text:p text:style-name="Standard">Das alle die seiten muessent clingen,</text:p>
      <text:p text:style-name="Standard">Die da gespannet sint in der minne</text:p>
      <text:p text:style-name="Standard">Da ward ovch gesehen dasselbe here trisem vas,</text:p>
      <text:p text:style-name="Standard">Da Christus nun manot in sas</text:p>
      <text:p text:style-name="Standard">Mit sele und mit libe,</text:p>
      <text:p text:style-name="Standard">Als si jemer sol beliben</text:p>
      <text:p text:style-name="Standard">An eht alleine die grosse zierde,</text:p>
      <text:p text:style-name="Standard">Die der himelische vatter an dem jungosten tage</text:p>
      <text:p text:style-name="Standard">Allen seligen lichamen sol geben.</text:p>
      <text:p text:style-name="Standard">Der muos unser frovwe noch enbern,</text:p>
      <text:p text:style-name="Standard">Diewile das dis ertrich swebet uf dem mere.</text:p>
      <text:p text:style-name="Standard">Do wart gesehen wie schoene unser frovwe stuond an dem</text:p>
      <text:p text:style-name="Standard">throne zer linggen hant des himelschen vatters unverborgen an</text:p>
      <text:p text:style-name="Standard">aller megdlicher schoepfnisse, und wie der menschlich licham ist</text:p>
      <text:p text:style-name="Standard">getempert und geformet in die edel luhtnisse der sele unser</text:p>
      <text:p text:style-name="Standard">frovwen, und wie die lustlichen bruste unverborgen sint vol der</text:p>
      <text:p text:style-name="Standard">suessen milche, das die tropfen vliessent dahin dem himelschen</text:p>
      <text:p text:style-name="Standard">vatter ze eren und dem menschen ze liebe, also das der mensche</text:p>
      <text:p text:style-name="Standard">uber alle creature wilkomen si. Wan so sere wundert den hohen</text:p>
      <text:p text:style-name="Standard">fursten, die ertzengel sin des, das andere fursten der menschen</text:p>
      <text:p text:style-name="Standard">uber in komen sint, das es loblich ist das unser volle zuge da si.</text:p>
      <text:p text:style-name="Standard">Zuo der vordern hant unsers herren stat Jesus, unser loeser</text:p>
      <text:p text:style-name="Standard">mit offenen wunden,</text:p>
      <text:p text:style-name="Standard">Blutig, unverbunden,</text:p>
      <text:p text:style-name="Standard">Ze überwindende des vaters gerehtekeit,</text:p>
      <text:p text:style-name="Standard">Die mangen sunder vil nahe leit,</text:p>
      <text:p text:style-name="Standard">Wan diewile das die sunde uf ertrich weret,</text:p>
      <text:p text:style-name="Standard">So soellent Christi wunden offen sin,</text:p>
      <text:p text:style-name="Standard"><text:soft-page-break/>Bluotig ane sere.</text:p>
      <text:p text:style-name="Standard">Mer nach dem gerihte</text:p>
      <text:p text:style-name="Standard">So sol Christus ein sogetan cleit anzien,</text:p>
      <text:p text:style-name="Standard">Das nie wart gesehen,</text:p>
      <text:p text:style-name="Standard">Es wisete denne got ungeschehen.</text:p>
      <text:p text:style-name="Standard">So sollen die suessen wunden heilen,</text:p>
      <text:p text:style-name="Standard">Als ob ein rosen blat</text:p>
      <text:p text:style-name="Standard">Geleit were an der wunden stat.</text:p>
      <text:p text:style-name="Standard">Da sieht man denne die vroelich minnevar,</text:p>
      <text:p text:style-name="Standard">Die niemer sollent vergan.</text:p>
      <text:p text:style-name="Standard">Denne wil der ungeschaffen got</text:p>
      <text:p text:style-name="Standard">Alle sin schoepnisse nuwe machen,</text:p>
      <text:p text:style-name="Standard">Und also nuwe, das si niemer mugent alten.</text:p>
      <text:p text:style-name="Standard">Nu gebristet mir tusches, des latines kan ich nit, so</text:p>
      <text:p text:style-name="Standard">was hie guotes anliget, das ist min schult nit, wan es wart nie</text:p>
      <text:p text:style-name="Standard">hunt so boese, lokete im sin herre mit einer wissen simelen, er</text:p>
      <text:p text:style-name="Standard">keme vil gerne.</text:p>
      <text:p text:style-name="Standard"/>
      <text:p text:style-name="Standard">CHAPTER 4: Book 2 of DfL</text:p>
      <text:p text:style-name="Standard"/>
      <text:p text:style-name="Standard">Von der armen dirnen, von der messe johannis baptiste, von</text:p>
      <text:p text:style-name="Standard">der wandelunge der ovelaten in das lamp, von engel schoeni, von</text:p>
      <text:p text:style-name="Standard">vierhande lute geheliget und von guldinen pfenningen.</text:p>
      <text:p text:style-name="Standard"/>
      <text:p text:style-name="Standard">Eya lieber herre, wie nuetze das si, das ein mensche von</text:p>
      <text:p text:style-name="Standard">guotem willen sie, noch denne das si der werke nit vermag, das</text:p>
      <text:p text:style-name="Standard">wisete unser lieber herre einer armen dirne, da si nit me mohte</text:p>
      <text:p text:style-name="Standard">alleine si, doch leider ze sinem dienste nit endohte. Do sprach</text:p>
      <text:p text:style-name="Standard">si alsust ze gotte:</text:p>
      <text:p text:style-name="Standard">Eya lieber herre min,</text:p>
      <text:p text:style-name="Standard">Sol ich hute ane messe sin?</text:p>
      <text:p text:style-name="Standard">In dirre begerunge benam ir got alle ir irdensche sinne und</text:p>
      <text:p text:style-name="Standard">brahte si wunderlich hin in ein schoene kilchen. Da vant si</text:p>
      <text:p text:style-name="Standard">nieman inne; do gedahte si: O we du vil arme, tragu; nu bistu</text:p>
      <text:p text:style-name="Standard">ze spate komen, das du nit bist ufgestanden. Das mag dir hie</text:p>
      <text:p text:style-name="Standard">kleine fromen. Do sach si einen jungeling komen, der brahte</text:p>
      <text:p text:style-name="Standard">ein gebunt wisser bluomen, die stroewete er niden in dem turne</text:p>
      <text:p text:style-name="Standard">und gieng hin. Do kam ein anderer und brahte ein gebunt</text:p>
      <text:p text:style-name="Standard">vielaten, die stroewete er mitten in die kilchen. Do kam aber</text:p>
      <text:p text:style-name="Standard">einer und brahte ein gebunt rosen, die stroewete er schone vor</text:p>
      <text:p text:style-name="Standard">unser frovwen alter. Do kam ein vierter und brahte ein gebunt</text:p>
      <text:p text:style-name="Standard">wisser lilien und stroewete si in dem kore. Do si dis hatten</text:p>
      <text:p text:style-name="Standard">getan, do nigen si schone und giengen enweg. Diese jungelinge</text:p>
      <text:p text:style-name="Standard">waren also edel und schoene anzesehende, das niemer menschen</text:p>
      <text:p text:style-name="Standard">pine moehte wesen also gros am libe; moehte er si reht ansehen,</text:p>
      <text:p text:style-name="Standard">alle sin pine mueste vergan.</text:p>
      <text:p text:style-name="Standard">Do kamen zwene schluoler mit wissem gewete, die brahten</text:p>
      <text:p text:style-name="Standard">zwoei lieht; die sasten si ufen den alter. Do giengen si vil</text:p>
      <text:p text:style-name="Standard">schone und bliben in dem kore. Do kam ein vueglich lang</text:p>
      <text:p text:style-name="Standard"><text:soft-page-break/>man, der was vil mager, und doch nit alt. Sinu kleider waren</text:p>
      <text:p text:style-name="Standard">also arm, das im sin arm und sin bein blekoten. Der truog ein</text:p>
      <text:p text:style-name="Standard">wisses lamp vor siner brust und zwo ampellen braht er an</text:p>
      <text:p text:style-name="Standard">sinen vingeren. Do gieng er zuo dem alter und saste das lamp</text:p>
      <text:p text:style-name="Standard">daruf und neig do lieplich dar. Das was Johannes Baptista,</text:p>
      <text:p text:style-name="Standard">der solte singen die messe. Do kam ein jungeling, was rehte</text:p>
      <text:p text:style-name="Standard">verzartet mit sinem gelasse, der trug einen adlar vor siner brust.</text:p>
      <text:p text:style-name="Standard">Das was Johannes Ewangelist. Do kam ein einvaltig man,</text:p>
      <text:p text:style-name="Standard">Sant Peter. Do kam ein jungeling gros, der brahte ein gebunt</text:p>
      <text:p text:style-name="Standard">gegerwedes, damit gerweten sich die drie herren. Da kam ein</text:p>
      <text:p text:style-name="Standard">grossu schar, das was das kreftige gesinde des himelriches, und</text:p>
      <text:p text:style-name="Standard">fulleten die kilchen also vol, das die arme dirne dekeine stat</text:p>
      <text:p text:style-name="Standard">konde vinden da si bliben moehte. Do gieng si niden in den</text:p>
      <text:p text:style-name="Standard">turn stan. Do vant si einerhande lute mit wissem gewete, die</text:p>
      <text:p text:style-name="Standard">enhatten kein har, mere si hatten einvaltige kronen uf iren</text:p>
      <text:p text:style-name="Standard">hovpten. Das waren die nit hatten gelept nach der e. Die gezierde</text:p>
      <text:p text:style-name="Standard">des hares, das ist guoter werken, hatten si nit. Wa mit</text:p>
      <text:p text:style-name="Standard">waren si denne zuo dem himelrich komen? mit ruwen und mit</text:p>
      <text:p text:style-name="Standard">guotem willen an irem ende. Furbas vant si noch schoener lute</text:p>
      <text:p text:style-name="Standard">gekleidet mit vielvar kleidern, die waren gezieret mit schoenem</text:p>
      <text:p text:style-name="Standard">hare der tugenden und gekroenet mit der Gottes e. Noch vant</text:p>
      <text:p text:style-name="Standard">si schoener lute, die waren mit rosenvar kleidern gekleidet, die</text:p>
      <text:p text:style-name="Standard">hatten ein schoen zeichen der wittewen und ein crone der</text:p>
      <text:p text:style-name="Standard">angenomenen kuscheit.</text:p>
      <text:p text:style-name="Standard">Die arme dirne was ubel gekleidet, und was krank am</text:p>
      <text:p text:style-name="Standard">libe, und bi den drin scharen mohte si niena bliben. Do gieng</text:p>
      <text:p text:style-name="Standard">si fur den kor stan und sach hinin, wa unser liebu frovwe stuont</text:p>
      <text:p text:style-name="Standard">in der hoehsten stat, und sant Katharina, Cecilia, bischove,</text:p>
      <text:p text:style-name="Standard">marterere, engele und megde harte vil. Do dirre arme mensche</text:p>
      <text:p text:style-name="Standard">dise grosse herschaft gesach, do sach si ovch sich selben eb si</text:p>
      <text:p text:style-name="Standard">bliben getoerste vor ir snoedekeit. Do hatte si umbe einen roten</text:p>
      <text:p text:style-name="Standard">brunen mantel, der was gemachet von der minne und nach der</text:p>
      <text:p text:style-name="Standard">brunekeit der sinne, nach Gotte und nach allen guoten dingen.</text:p>
      <text:p text:style-name="Standard">Der mantel was gezieret mit golde und ovch mit einem liede;</text:p>
      <text:p text:style-name="Standard">das sang alsust: Ich sturbe gerne von minnen.</text:p>
      <text:p text:style-name="Standard">Si sach sich ouch einer edeln juncfrowen glich und trug uf</text:p>
      <text:p text:style-name="Standard">irem hovbet ein schapel von golde herlich, daran was geleit aber</text:p>
      <text:p text:style-name="Standard">ein liet, das sang alsust:</text:p>
      <text:p text:style-name="Standard">Sin ovgen in min ovgen, sin herze in min herze,</text:p>
      <text:p text:style-name="Standard">Sin sele in min sele</text:p>
      <text:p text:style-name="Standard">Umbevangen und unverdrossen.</text:p>
      <text:p text:style-name="Standard">Und ir antlut sach sich selben den engeln glich,</text:p>
      <text:p text:style-name="Standard">Owe, ich unselig phuol, wie ist mir nu geschehen</text:p>
      <text:p text:style-name="Standard">Joch bin ich leider so selig nit,</text:p>
      <text:p text:style-name="Standard">Als ich mich da han gesehen.</text:p>
      <text:p text:style-name="Standard">Alle die in dem kore warent,</text:p>
      <text:p text:style-name="Standard">Die sahen si mit eim suessen lachen an.</text:p>
      <text:p text:style-name="Standard">Do winkete ir unser frovwe,</text:p>
      <text:p text:style-name="Standard">Das si oben katherine stuonde.</text:p>
      <text:p text:style-name="Standard"><text:soft-page-break/>Do gieng si bi unser lieben frovwe stan,</text:p>
      <text:p text:style-name="Standard">Wande es selten mohte geschehen,</text:p>
      <text:p text:style-name="Standard">Das si gotz muoter muoste sprechen und sehen.</text:p>
      <text:p text:style-name="Standard">Eja, du liebe wolgemuot!</text:p>
      <text:p text:style-name="Standard">Das nam si vur gut,</text:p>
      <text:p text:style-name="Standard">Das du unedele kra bi der turteltube stuont.</text:p>
      <text:p text:style-name="Standard">Alle die in dem kor waren,</text:p>
      <text:p text:style-name="Standard">Die waren gekleidet mit luhtendem golde,</text:p>
      <text:p text:style-name="Standard">Und waren bevangen mit einer swebender wunne,</text:p>
      <text:p text:style-name="Standard">Klarer denne die sunne.</text:p>
      <text:p text:style-name="Standard">Do huoben si eine messe an alsust: Gaudeamus omnes in</text:p>
      <text:p text:style-name="Standard">domino. Und als dikke unser frovwe wart genant, so knuwen si</text:p>
      <text:p text:style-name="Standard">und die andren nigen, wann ir got die groessesten ere hat</text:p>
      <text:p text:style-name="Standard">gegeben. Do sprach die snoede, du do zu der messe komen</text:p>
      <text:p text:style-name="Standard">was: Eya frowe, moehte ich hie gotz lichamen enpfangen, wan</text:p>
      <text:p text:style-name="Standard">es stat hie nut ze vare. Do sprach gotz muoter: Ja, liebu, tuo</text:p>
      <text:p text:style-name="Standard">din bihte. Do winkete die himelsche kuniginne Johanni Ewangelistae,</text:p>
      <text:p text:style-name="Standard">der gieng us und horte der sunderinne bihte. Do bat</text:p>
      <text:p text:style-name="Standard">si, das er ir wolte sagen, wie lange si soelte leben. Do sprach</text:p>
      <text:p text:style-name="Standard">Johannes: Ich muos dir es nut sagen, wan got wil es nut; wand,</text:p>
      <text:p text:style-name="Standard">were das zit lang, so moehtest du von dinem manigvaltigen</text:p>
      <text:p text:style-name="Standard">kumber vallen in ein verdrossenheit; were aber di zit kurtz,</text:p>
      <text:p text:style-name="Standard">so moehtest du von iamer dines herzen vallen in ein gerunge</text:p>
      <text:p text:style-name="Standard">lange ze lebende.</text:p>
      <text:p text:style-name="Standard">Do gieng Johannes lesen das ewangelium: Liber generationis.</text:p>
      <text:p text:style-name="Standard">Do sprach die arme zuo unser frovwen: Sol ich opferen?</text:p>
      <text:p text:style-name="Standard">Do sprach unser frovwe: Ja, wilt du im es nit wider nemen.</text:p>
      <text:p text:style-name="Standard">Do sprach du arme: Eya frowe, die gnade muost du mir von</text:p>
      <text:p text:style-name="Standard">gotte geben. Do sprach unser frovwe: Nu nim disen guldinen</text:p>
      <text:p text:style-name="Standard">pfenning, das ist dinen eigenen willen, und oppfer den minem</text:p>
      <text:p text:style-name="Standard">herren sune an allen dingen. Mit grosser zuht und mit heliger</text:p>
      <text:p text:style-name="Standard">vorhte enpfieng der kleine man den grossen pfenning. Do sach</text:p>
      <text:p text:style-name="Standard">si den pfenning an, wie er gemunzet were. Do stuont an dem</text:p>
      <text:p text:style-name="Standard">pfenning, wie Christus von dem cruze wart geloeset. Anderhalp</text:p>
      <text:p text:style-name="Standard">stuont alles himelrich, da inne du nun koere, da oben der Gottes</text:p>
      <text:p text:style-name="Standard">tron. Do sprach ir gottes stimme zuo: Oppferst du mir disen</text:p>
      <text:p text:style-name="Standard">pfenning also, das du in nit widernimst, so wil ich dich loesen</text:p>
      <text:p text:style-name="Standard">von dem cruze, und bringen dich zuo mir in min riche.</text:p>
      <text:p text:style-name="Standard">Darnach tet der selbe priester die stillen messe, der gewihet</text:p>
      <text:p text:style-name="Standard">wart in siner muoter libe mit dem heligen geiste. Do er</text:p>
      <text:p text:style-name="Standard">die wissen ouelaten nam in sine hende, do huop sich das selbe</text:p>
      <text:p text:style-name="Standard">lamp uf, das uf dem alter stuont, und voegete sich mit den worten</text:p>
      <text:p text:style-name="Standard">under die zeichen siner hant in die ouelaten und die ouelaten</text:p>
      <text:p text:style-name="Standard">in das lamp, also das ich der ouelaten nut me sach, mere ein</text:p>
      <text:p text:style-name="Standard">bluotig lamp, gehangen an einem roten cruze.</text:p>
      <text:p text:style-name="Standard">Mit also suessen ovgen sach es uns an,</text:p>
      <text:p text:style-name="Standard">Das ich es niemer vergessen kan.</text:p>
      <text:p text:style-name="Standard">Do bat die arme dirne unser liebe frowe alsust: Eya liebu</text:p>
      <text:p text:style-name="Standard">muoter, bitte dinen herren sun, das er sich selber mir armen welle</text:p>
      <text:p text:style-name="Standard"><text:soft-page-break/>geben. Do sach si das ein luhtender strale schein usser unser</text:p>
      <text:p text:style-name="Standard">frovwen munt uf den alter, und ruerte das lamp mit ir gebette, also</text:p>
      <text:p text:style-name="Standard">das got selbe us dem lambe sprach: Muoter, ich wil mich gerne</text:p>
      <text:p text:style-name="Standard">legen in die stat diner girde. Do gieng die arme dirne zuo dem</text:p>
      <text:p text:style-name="Standard">altar mit grosser liebe und mit einer offenen sele. Do nam Sant</text:p>
      <text:p text:style-name="Standard">Johannes das wisse lamp mit sinen roten wunden, und leit es in</text:p>
      <text:p text:style-name="Standard">den kovwen irs mundes. Do leite sich das reine lamp uf sin eigen</text:p>
      <text:p text:style-name="Standard">bilde in iren stal, und sovg ir herze mit sinem suessen munde.</text:p>
      <text:p text:style-name="Standard">Je me es sovg, je me si es im gonde.</text:p>
      <text:p text:style-name="Standard">Nu die, der dis geschach, die ist tot und ist hingevarn.</text:p>
      <text:p text:style-name="Standard">Got helfe uns, das wir si noch muessen sehen in der engel schar.</text:p>
      <text:p text:style-name="Standard">Amen.</text:p>
      <text:p text:style-name="Standard"/>
      <text:p text:style-name="Standard">CHAPTER 5: Book 2 of DfL</text:p>
      <text:p text:style-name="Standard"/>
      <text:p text:style-name="Standard">Ein sang der Selen zuo gotte an funf dingen und wie got</text:p>
      <text:p text:style-name="Standard">ein kleit ist der selen und die sele gottes</text:p>
      <text:p text:style-name="Standard"/>
      <text:p text:style-name="Standard">Du luhtest in die sele min</text:p>
      <text:p text:style-name="Standard">Als die sunne gegen dem golde.</text:p>
      <text:p text:style-name="Standard">Swenne ich muos ruowen in dir herre,</text:p>
      <text:p text:style-name="Standard">So ist min wunne manigvalt.</text:p>
      <text:p text:style-name="Standard">Du kleidest dich mit der sele min</text:p>
      <text:p text:style-name="Standard">Und du bist ovch ir nehstes kleit,</text:p>
      <text:p text:style-name="Standard">Das da ein scheiden muos geschehen,</text:p>
      <text:p text:style-name="Standard">Joch ervant ich nie groesser herzeleit.</text:p>
      <text:p text:style-name="Standard">Woeltist du mich serer minnen,</text:p>
      <text:p text:style-name="Standard">So keme ich sicher von hinnan,</text:p>
      <text:p text:style-name="Standard">Da ich dich ane underlas</text:p>
      <text:p text:style-name="Standard">Nach wunsche moehte minnen.</text:p>
      <text:p text:style-name="Standard">Nu han ich dir gesungen,</text:p>
      <text:p text:style-name="Standard">Noch ist mir nit gelungen;</text:p>
      <text:p text:style-name="Standard">Woltest du mir singen,</text:p>
      <text:p text:style-name="Standard">So mueste mir gelingen.</text:p>
      <text:p text:style-name="Standard"/>
      <text:p text:style-name="Standard">CHAPTER 6: Book 2 of DfL</text:p>
      <text:p text:style-name="Standard"/>
      <text:p text:style-name="Standard">Ein widersang gottes in der sele an funf dingen</text:p>
      <text:p text:style-name="Standard"/>
      <text:p text:style-name="Standard">Swenne ich schine so muost du luhten,</text:p>
      <text:p text:style-name="Standard">Swenne ich vlusse, so muost du wuethen,</text:p>
      <text:p text:style-name="Standard">Swen du sufzest, so zuhehst du min goetlich herze in dich.</text:p>
      <text:p text:style-name="Standard">Swenne du weinest na mir, so nim ich dich an den aren min;</text:p>
      <text:p text:style-name="Standard">Swenne du aber minnest, so werden wir zwoi ein,</text:p>
      <text:p text:style-name="Standard">Und wenne wir zwoi alsust eines sin, so mag da niemer geschehen scheiden,</text:p>
      <text:p text:style-name="Standard">Mere ein wonenklich beiten wonet zwuschent uns beiden.</text:p>
      <text:p text:style-name="Standard">Herre, so beite ich denne mit hunger und mit durste,</text:p>
      <text:p text:style-name="Standard">Mit jagen und mit luste,</text:p>
      <text:p text:style-name="Standard">Unz an die spilenden stunde</text:p>
      <text:p text:style-name="Standard"><text:soft-page-break/>Das us dinem gotlichen munde</text:p>
      <text:p text:style-name="Standard">Vliessen die erwelten wort,</text:p>
      <text:p text:style-name="Standard">Die von nieman sin gehort,</text:p>
      <text:p text:style-name="Standard">Mere von der sele alleine,</text:p>
      <text:p text:style-name="Standard">Die sich von der erde enkleidet</text:p>
      <text:p text:style-name="Standard">Und leit ir ore fur dinen munt;</text:p>
      <text:p text:style-name="Standard">Ja die begriffet der minne funt.</text:p>
      <text:p text:style-name="Standard"/>
      <text:p text:style-name="Standard">CHAPTER 7: Book 2 of DfL</text:p>
      <text:p text:style-name="Standard"/>
      <text:p text:style-name="Standard">In der pine lobe so erschinet er dir. Von zwein guldin</text:p>
      <text:p text:style-name="Standard">koepfen der pine und des trostes</text:p>
      <text:p text:style-name="Standard"/>
      <text:p text:style-name="Standard">Ich sundigu, tregu, ich solte zuo einer stunt betten, do tet</text:p>
      <text:p text:style-name="Standard">got als ob er mir enkeinerleie gnade woelte geben. Do wolte</text:p>
      <text:p text:style-name="Standard">ich mich betrueben jaemerlieh umb mine vleischlich suoche, die mich</text:p>
      <text:p text:style-name="Standard">duhte ein hindenisse geistlicher gebruchunge. Eya nein, sprach</text:p>
      <text:p text:style-name="Standard">min sele, gedenke noch aller truwe und lob dinen herren alsust.</text:p>
      <text:p text:style-name="Standard">Gloria in excelsis deo.</text:p>
      <text:p text:style-name="Standard">In dem lobe erschein ein gros licht miner sele und mit dem</text:p>
      <text:p text:style-name="Standard">liehte wisete sich got in grosser ere und unzallicher clarheit.</text:p>
      <text:p text:style-name="Standard">Do huop unser herre zwene guldin koepffe in sinen henden, die</text:p>
      <text:p text:style-name="Standard">waren bede vol lebendiges wines. In der linggen hant waz der</text:p>
      <text:p text:style-name="Standard">rote win der pine, und in der vordren hant der uberhere trost.</text:p>
      <text:p text:style-name="Standard">Do sprach unser herre: Solich sint die disen win trinkent, wand</text:p>
      <text:p text:style-name="Standard">alleine ich bede schenke von gotlicher liebi, so ist doch der</text:p>
      <text:p text:style-name="Standard">wisse edeler in im selber und aller edlest sint die, die beide</text:p>
      <text:p text:style-name="Standard">trinkent wissen und roten.</text:p>
      <text:p text:style-name="Standard"/>
      <text:p text:style-name="Standard">CHAPTER 8: Book 2 of DfL</text:p>
      <text:p text:style-name="Standard"/>
      <text:p text:style-name="Standard">Von dem vegefur alzemale; davon loesete ein mensche</text:p>
      <text:p text:style-name="Standard">tusent selen mit den minnetrehenen</text:p>
      <text:p text:style-name="Standard"/>
      <text:p text:style-name="Standard">Ein mensche sollte betten mit grosser begirde</text:p>
      <text:p text:style-name="Standard">Vil einvalteklich vur die armen selen Got von himelriche.</text:p>
      <text:p text:style-name="Standard">Do wisete in got das gruwelich vegefur zemale,</text:p>
      <text:p text:style-name="Standard">Und da inne so mengerleige quale</text:p>
      <text:p text:style-name="Standard">Als die sunde an in waren.</text:p>
      <text:p text:style-name="Standard">Do wart also kreftgrimig des menschen geist,</text:p>
      <text:p text:style-name="Standard">Das er das vegfur ze male in sin arme begreif.</text:p>
      <text:p text:style-name="Standard">Do geharte er kumberlich</text:p>
      <text:p text:style-name="Standard">Und begerte minneklich.</text:p>
      <text:p text:style-name="Standard">Do sprach got von himelrich:</text:p>
      <text:p text:style-name="Standard">Last du nu zuo dir nut we,</text:p>
      <text:p text:style-name="Standard">Es ist dir alzeswere.</text:p>
      <text:p text:style-name="Standard">Do sprach der geist jemerlich:</text:p>
      <text:p text:style-name="Standard">Eya vil lieber, nu loese doch etliche.</text:p>
      <text:p text:style-name="Standard">Do sprach unser herre: Wie vil wilt du ir?</text:p>
      <text:p text:style-name="Standard"><text:soft-page-break/>Der geist sprach: Herre als vil als ich mit diner gueti mag</text:p>
      <text:p text:style-name="Standard">vergelten. Do sprach unser herre: Nu nim tusent und bringe si</text:p>
      <text:p text:style-name="Standard">war du wilt. Do huoben si sich usser der pine, swartz, furig,</text:p>
      <text:p text:style-name="Standard">phuolig, brinnendig, bluotig, stinkende. Do sprach aber des menschen</text:p>
      <text:p text:style-name="Standard">geist: Eya lieber herre min, was sol disen armen nu geschehen?</text:p>
      <text:p text:style-name="Standard">Wand alsus egeschlich koment si niemer in din rich. Do neigete</text:p>
      <text:p text:style-name="Standard">got unmassen sere nider sine edelkeit und sprach ein wort, das</text:p>
      <text:p text:style-name="Standard">uns sundigen sere ze troste stat: Du solt si baden in den minne</text:p>
      <text:p text:style-name="Standard"/>
      <text:p text:style-name="Standard">trehnen, die da nu vliessent usser den ovgen dines lichamen. Do</text:p>
      <text:p text:style-name="Standard">wart da gesehen ein sinwel grosse. Da huoben si sich mit einem</text:p>
      <text:p text:style-name="Standard">swunge zemale in, und badoten in der minne klar als die sunne.</text:p>
      <text:p text:style-name="Standard">Do enphieng des menschen geist unzelliche wunne und sprach:</text:p>
      <text:p text:style-name="Standard">Gelobet siest du villieber von allen creaturen eweklich! Nu</text:p>
      <text:p text:style-name="Standard">ziment si dir wol in dinem riche. Do neigete sich unser herre</text:p>
      <text:p text:style-name="Standard">zuo in von der hoehin und saste in uf ein krone der minne, die si</text:p>
      <text:p text:style-name="Standard">geloeset hatte von hinan und sprach: Dise krone sont ir tragen</text:p>
      <text:p text:style-name="Standard">eweklich ze erkennende allen den in minem riche, das ir mit den</text:p>
      <text:p text:style-name="Standard">minnen trehnen erloeset sint nun jaren e denne uewer rehten zit.</text:p>
      <text:p text:style-name="Standard"/>
      <text:p text:style-name="Standard">CHAPTER 9: Book 2 of DfL</text:p>
      <text:p text:style-name="Standard"/>
      <text:p text:style-name="Standard">Got lobet sin brut an funf dingen</text:p>
      <text:p text:style-name="Standard"/>
      <text:p text:style-name="Standard">Du bist ein lieht der welte,</text:p>
      <text:p text:style-name="Standard">Du bist ein kron der megde,</text:p>
      <text:p text:style-name="Standard">Du bist ein salbe der verserten,</text:p>
      <text:p text:style-name="Standard">Du bist ein truwe der valschen,</text:p>
      <text:p text:style-name="Standard">Du bist ein brut der heligen drivaltekeit.</text:p>
      <text:p text:style-name="Standard"/>
      <text:p text:style-name="Standard">CHAPTER 10: Book 2 of DfL</text:p>
      <text:p text:style-name="Standard"/>
      <text:p text:style-name="Standard">Die brut widerlobet got an funf dingen</text:p>
      <text:p text:style-name="Standard"/>
      <text:p text:style-name="Standard">Du bist ein lieht in allen liehten,</text:p>
      <text:p text:style-name="Standard">Du bist ein bluome ob allen cronen,</text:p>
      <text:p text:style-name="Standard">Du bist ein salbe ob allen seren,</text:p>
      <text:p text:style-name="Standard">Du bist ein unwandelbar truwe sonder valscheit,</text:p>
      <text:p text:style-name="Standard">Du bist ein wirt in allen herbergen.</text:p>
      <text:p text:style-name="Standard"/>
      <text:p text:style-name="Standard">CHAPTER 11: Book 2 of DfL</text:p>
      <text:p text:style-name="Standard"/>
      <text:p text:style-name="Standard">Von sibenhande liebin Gottes</text:p>
      <text:p text:style-name="Standard"/>
      <text:p text:style-name="Standard">Du rehte gotz minne het siben angenge:</text:p>
      <text:p text:style-name="Standard">Du vroeliche minne trit in den weg,</text:p>
      <text:p text:style-name="Standard">Die vorhtende minne enpfat die arbeit, du starke minne mag vil tun,</text:p>
      <text:p text:style-name="Standard">Die minnende minne enpfat enkeinen ruom,</text:p>
      <text:p text:style-name="Standard">Du wise minne hat bekantheit,</text:p>
      <text:p text:style-name="Standard"><text:soft-page-break/>Du vrie minne lebet sunder herzeleit,</text:p>
      <text:p text:style-name="Standard">Du gewaltige minne ist jemer me gemeit.</text:p>
      <text:p text:style-name="Standard"/>
      <text:p text:style-name="Standard">CHAPTER 12: Book 2 of DfL</text:p>
      <text:p text:style-name="Standard"/>
      <text:p text:style-name="Standard">Von sibenhande vollekomenheiten</text:p>
      <text:p text:style-name="Standard"/>
      <text:p text:style-name="Standard">Gerne ungeeret, gerne ungevoerhtet, gerne alleine,</text:p>
      <text:p text:style-name="Standard">Gerne stille, gerne nider, gerne hoch, gerne gemeinen.</text:p>
      <text:p text:style-name="Standard"/>
      <text:p text:style-name="Standard">CHAPTER 13: Book 2 of DfL</text:p>
      <text:p text:style-name="Standard"/>
      <text:p text:style-name="Standard">Zwischen Got und der Sele sol die minne sin</text:p>
      <text:p text:style-name="Standard"/>
      <text:p text:style-name="Standard">Zwischent dir und got sol iemer mere die minne sin.</text:p>
      <text:p text:style-name="Standard">Zwischent irdensehen dingen und dir sol angest und vorhte sin.</text:p>
      <text:p text:style-name="Standard">Zwischent sunden und dir soll hass und strit sin.</text:p>
      <text:p text:style-name="Standard">Zwischent himelriche und dir sol stete hoffen sin.</text:p>
      <text:p text:style-name="Standard"/>
      <text:p text:style-name="Standard">CHAPTER 14: Book 2 of DfL</text:p>
      <text:p text:style-name="Standard"/>
      <text:p text:style-name="Standard">Wavon kumt luterkeit, swacheit, krankheit, wisunge,</text:p>
      <text:p text:style-name="Standard">swindekeit, noete, ellende, selten getroestet</text:p>
      <text:p text:style-name="Standard"/>
      <text:p text:style-name="Standard">Bitterkeit des herzen kunt von der moenscheit,</text:p>
      <text:p text:style-name="Standard">Swacheit des lichamen kunt von dem vleisch alleine,</text:p>
      <text:p text:style-name="Standard">Swinde gemuet kunt von der edelkeit der sele,</text:p>
      <text:p text:style-name="Standard">Engschbarkeit vor der pine kunt von der schulde,</text:p>
      <text:p text:style-name="Standard">Krankheit des libes kunt von nature,</text:p>
      <text:p text:style-name="Standard">Not ellendig kunt von muotwillen,</text:p>
      <text:p text:style-name="Standard">Selten getroest kunt von unruowe.</text:p>
      <text:p text:style-name="Standard"/>
      <text:p text:style-name="Standard">CHAPTER 15: Book 2 of DfL</text:p>
      <text:p text:style-name="Standard"/>
      <text:p text:style-name="Standard">Wie der von minnen ist wunt wirt gesunt</text:p>
      <text:p text:style-name="Standard"/>
      <text:p text:style-name="Standard">Swelch mensche wird ze einer stunt</text:p>
      <text:p text:style-name="Standard">Von warer minne reht wunt,</text:p>
      <text:p text:style-name="Standard">Der wirt niemerme wol gesunt,</text:p>
      <text:p text:style-name="Standard">Er enkusse no denselben munt,</text:p>
      <text:p text:style-name="Standard">Von dem sin sel ist worden wunt.</text:p>
      <text:p text:style-name="Standard"/>
      <text:p text:style-name="Standard">CHAPTER 16: Book 2 of DfL</text:p>
      <text:p text:style-name="Standard"/>
      <text:p text:style-name="Standard">Von siben gaben eins bruoders</text:p>
      <text:p text:style-name="Standard"/>
      <text:p text:style-name="Standard">Die sele ist grundelos an der gerunge, brennende an der</text:p>
      <text:p text:style-name="Standard">lieben, minnesam an der gegenwurtekeit, spiegel der welte, wenig</text:p>
      <text:p text:style-name="Standard">an der groessi, getruwe an der helfe, gesament in gotte.</text:p>
      <text:p text:style-name="Standard"><text:soft-page-break/></text:p>
      <text:p text:style-name="Standard">CHAPTER 17: Book 2 of DfL</text:p>
      <text:p text:style-name="Standard"/>
      <text:p text:style-name="Standard">Wie got vriet die sele und machet wise in siner liebin</text:p>
      <text:p text:style-name="Standard"/>
      <text:p text:style-name="Standard">Alsust friet got die einvaltigen sele und machet si wise in</text:p>
      <text:p text:style-name="Standard">siner liebi. Eya liebu tube, din fuesse sint rot, din vedern sint</text:p>
      <text:p text:style-name="Standard">eben, din mund ist reht, din ovgen sint schoene, din hovbet ist</text:p>
      <text:p text:style-name="Standard">sleht, din wandelunge ist lustlich, din flug ist snel, und du bist</text:p>
      <text:p text:style-name="Standard">alzesnel zuo der erde.</text:p>
      <text:p text:style-name="Standard"/>
      <text:p text:style-name="Standard">CHAPTER 18: Book 2 of DfL</text:p>
      <text:p text:style-name="Standard"/>
      <text:p text:style-name="Standard">Wie die sele berueret gottes vriheit in aht dingen</text:p>
      <text:p text:style-name="Standard"/>
      <text:p text:style-name="Standard">Herre, min fuesse sint geverwet mit dem bluote diner waren</text:p>
      <text:p text:style-name="Standard">loesunge, min vedren sint verebent mit diner edeln erwelunge,</text:p>
      <text:p text:style-name="Standard">min munt ist gerihtet mit dinem heligen geiste, min ovgen sint</text:p>
      <text:p text:style-name="Standard">geklaeret in dinem furigen liehte, min hovbet ist geslehtet mit diner</text:p>
      <text:p text:style-name="Standard">getruwen beschirmunge, min wandlunge ist lustlich von diner</text:p>
      <text:p text:style-name="Standard">milten gabe, min flug ist gesnellet mit diner unruowigen lust,</text:p>
      <text:p text:style-name="Standard">min irdensch sinken kunt von diner einunge mines lichamen.</text:p>
      <text:p text:style-name="Standard">Je groesser loesunge du mir gist, je langer ich in dir muos sweben.</text:p>
      <text:p text:style-name="Standard"/>
      <text:p text:style-name="Standard">CHAPTER 19: Book 2 of DfL</text:p>
      <text:p text:style-name="Standard"/>
      <text:p text:style-name="Standard">Wie die bekantnisse und die sele sprechent zesamne, und</text:p>
      <text:p text:style-name="Standard">si spricht das si drivaltig si von drien himmelen. Die bekantnisse</text:p>
      <text:p text:style-name="Standard">spricht allererst</text:p>
      <text:p text:style-name="Standard"/>
      <text:p text:style-name="Standard">O minnende sele, ich sach dich an,</text:p>
      <text:p text:style-name="Standard">Du bist harte minnenklich wunderlich getan.</text:p>
      <text:p text:style-name="Standard">Ein liht wart darzu geluhen</text:p>
      <text:p text:style-name="Standard">Das ich dich moehte besehen,</text:p>
      <text:p text:style-name="Standard">Es were mir anders nie beschehen.</text:p>
      <text:p text:style-name="Standard">Du bist drivaltig an dir,</text:p>
      <text:p text:style-name="Standard">Du maht wol gotz bilde sin.</text:p>
      <text:p text:style-name="Standard">Du bist ein menlich man an dinem strite,</text:p>
      <text:p text:style-name="Standard">Du bist ein wolgezieret juncfrowe</text:p>
      <text:p text:style-name="Standard">In dem palast vor dinem herren.</text:p>
      <text:p text:style-name="Standard">Du bist ein lustlichu brut in dinem minnebette.</text:p>
      <text:p text:style-name="Standard">Gotz minnende sele, in deme strite</text:p>
      <text:p text:style-name="Standard">Bist du gewaefent mit unmezlicher kraft,</text:p>
      <text:p text:style-name="Standard">Und mit so grosser samenunge dines gemuetes,</text:p>
      <text:p text:style-name="Standard">Das dich alle die mengi der welte,</text:p>
      <text:p text:style-name="Standard">Noch alle helfe dines fleiches,</text:p>
      <text:p text:style-name="Standard">Noch alle scharen der tuvel,</text:p>
      <text:p text:style-name="Standard">Noch die kraft der hellen</text:p>
      <text:p text:style-name="Standard">Nit mag von gotte gevellen.</text:p>
      <text:p text:style-name="Standard"><text:soft-page-break/>Du werst dich als mit bluomen,</text:p>
      <text:p text:style-name="Standard">Din swert das ist die edel rose Jesus Christus,</text:p>
      <text:p text:style-name="Standard">Damit werst du dich.</text:p>
      <text:p text:style-name="Standard">Din schilt der ist die wisse lylie Maria,</text:p>
      <text:p text:style-name="Standard">Es enhilfet si nit das si dich bestande,</text:p>
      <text:p text:style-name="Standard">Mere das si dich ziere und an dir mere</text:p>
      <text:p text:style-name="Standard">Unermesseclich gottes ere.</text:p>
      <text:p text:style-name="Standard">Alle die luterlich an diseme strite stan,</text:p>
      <text:p text:style-name="Standard">Die soellent richen solt von dem keyser enpfan.</text:p>
      <text:p text:style-name="Standard">Eia notlichlu sele, an dinem palaste der heligen Drivaltekeit,</text:p>
      <text:p text:style-name="Standard">do du so minekliche stast gezieret vor dinem heren, wielieh</text:p>
      <text:p text:style-name="Standard">ist dein ere ?</text:p>
      <text:p text:style-name="Standard">Vrowe bekantnusse, ir sint wiser denne ich si, warumbe</text:p>
      <text:p text:style-name="Standard">vraget ir mich?</text:p>
      <text:p text:style-name="Standard">Vrovwe sele, got hat uch erwelt ob allen dingen; ir sint min</text:p>
      <text:p text:style-name="Standard">vrovwe und min kuniginne.</text:p>
      <text:p text:style-name="Standard">Vrovwe bekantnisse, ich bin edel und vri geborn; ich muos</text:p>
      <text:p text:style-name="Standard">nit ungeeret sin des ich alleine minne. So muos ich gewinnen das</text:p>
      <text:p text:style-name="Standard">mich minnet, trutet, und eret.</text:p>
      <text:p text:style-name="Standard">Du heilige drivaltekeit</text:p>
      <text:p text:style-name="Standard">Und alles das himmel und erde treit</text:p>
      <text:p text:style-name="Standard">Muos mir eweklich undertenig sin.</text:p>
      <text:p text:style-name="Standard">Lan ich nun die minne gewaltig uber mich,</text:p>
      <text:p text:style-name="Standard">Also das ich ir die state gebe,</text:p>
      <text:p text:style-name="Standard">Das si mich muesse binden in die heligen geduld,</text:p>
      <text:p text:style-name="Standard">Das ich nit enmere mine schuld,</text:p>
      <text:p text:style-name="Standard">So leitet si mich denne in die edel sanftmuetekeit,</text:p>
      <text:p text:style-name="Standard">Das ich zuo allen guoten dingen muos wesen bereit,</text:p>
      <text:p text:style-name="Standard">Und spanet mich in die starke gehorsami,</text:p>
      <text:p text:style-name="Standard">Das ich got und allen creaturen</text:p>
      <text:p text:style-name="Standard">Lieplich muos wesen undertan.</text:p>
      <text:p text:style-name="Standard">Die bekantnisse. Eya vro brut, went ir mir noch ein wortzeichen sagen</text:p>
      <text:p text:style-name="Standard">Der unsprechlichen heimlicheit,</text:p>
      <text:p text:style-name="Standard">Die zwischent got und uch leit?</text:p>
      <text:p text:style-name="Standard">Vrowe bekantnisse, das tuon ich nit;</text:p>
      <text:p text:style-name="Standard">Die brute muessen alle nit sagen was in beschiht.</text:p>
      <text:p text:style-name="Standard">Die helig beschovwunge und du vilwerde gebruchunge</text:p>
      <text:p text:style-name="Standard">Sont ir han von mir.</text:p>
      <text:p text:style-name="Standard">Die userwelte bevindunge von gotte</text:p>
      <text:p text:style-name="Standard">Sol uch an allen creaturen jemer me verborgen sin,</text:p>
      <text:p text:style-name="Standard">Sunder alleine mir.</text:p>
      <text:p text:style-name="Standard">Vrowe sele, uwer wunderschowen und uwer hohi wort</text:p>
      <text:p text:style-name="Standard">Das ir in gotte hant gesehen und gehort,</text:p>
      <text:p text:style-name="Standard">Wen ir mich darzuo twingent,</text:p>
      <text:p text:style-name="Standard">Das ich das ein kleinen furbringe,</text:p>
      <text:p text:style-name="Standard">So setz ich des keysers lieht</text:p>
      <text:p text:style-name="Standard">In einen vinstern fulenden stal.</text:p>
      <text:p text:style-name="Standard">Die rinder essent doch ir strov wol;</text:p>
      <text:p text:style-name="Standard">Wann etteliche, die schinen gotzkinder,</text:p>
      <text:p text:style-name="Standard"><text:soft-page-break/>Und stossent sich doch als ungebundene rinder</text:p>
      <text:p text:style-name="Standard">In dem vinsteren stalle</text:p>
      <text:p text:style-name="Standard">Und sprechent was inen sogtau getusche soelle,</text:p>
      <text:p text:style-name="Standard">Es si von muotwillen gedaht,</text:p>
      <text:p text:style-name="Standard">Und in valscher helikeit vurbraht.</text:p>
      <text:p text:style-name="Standard">Vrowe bekantnisse, man vindet also geschriben,</text:p>
      <text:p text:style-name="Standard">Das sant Paulus wart gefuert in den dritten himmel.</text:p>
      <text:p text:style-name="Standard">Es were im nie beschehen, were er Saulus beliben.</text:p>
      <text:p text:style-name="Standard">Hette er die warheit funden</text:p>
      <text:p text:style-name="Standard">In dem ersten und in dem andren himele,</text:p>
      <text:p text:style-name="Standard">Er were nie in den dritten gestigen.</text:p>
      <text:p text:style-name="Standard">Du sele: Ein himel ist, den het der tuvel gemachet,</text:p>
      <text:p text:style-name="Standard">Mit sinen schoenen valschen listen.</text:p>
      <text:p text:style-name="Standard">Do wandelnt die gedenke inne mit trurigen sinnen,</text:p>
      <text:p text:style-name="Standard">Und die sele lit alstille,</text:p>
      <text:p text:style-name="Standard">Wann si bevindet nit ir nature minne.</text:p>
      <text:p text:style-name="Standard">Da blibet die sele ungetroest</text:p>
      <text:p text:style-name="Standard">Und betruget die einvaltigen sinne.</text:p>
      <text:p text:style-name="Standard">In disem himele wiset sich der tufel</text:p>
      <text:p text:style-name="Standard">Einem luhtenden engel gelich,</text:p>
      <text:p text:style-name="Standard">Ja ovch an sinen fuenf wunden gotte glich.</text:p>
      <text:p text:style-name="Standard">Einvaltigu sele huete dich!</text:p>
      <text:p text:style-name="Standard">Der ander himmel ist gemachet</text:p>
      <text:p text:style-name="Standard">Von heliger gerunge der sinne,</text:p>
      <text:p text:style-name="Standard">Und von dem ersten teile der minne.</text:p>
      <text:p text:style-name="Standard">In disem himel ist enkein liht,</text:p>
      <text:p text:style-name="Standard">Die sele siht da gotz nit inne.</text:p>
      <text:p text:style-name="Standard">Si smeket ein unbegriffliche suessekeit,</text:p>
      <text:p text:style-name="Standard">Die ir alle iru lider durgat.</text:p>
      <text:p text:style-name="Standard">Si hoert ovch eine stimme von etlichen dingen,</text:p>
      <text:p text:style-name="Standard">Die si doch gerne wil,</text:p>
      <text:p text:style-name="Standard">Wan es ist noch gemenget mit irdenschen sinnen.</text:p>
      <text:p text:style-name="Standard">Ist denne die tieffi aller diemuetikeit da nit,</text:p>
      <text:p text:style-name="Standard">So butet der tufel dar sin liht;</text:p>
      <text:p text:style-name="Standard">Das denne da geschiht,</text:p>
      <text:p text:style-name="Standard">Das ist von gotte nit.</text:p>
      <text:p text:style-name="Standard">Ist aber die volle diemuetikeit da,</text:p>
      <text:p text:style-name="Standard">So muos die sele vurbas varn</text:p>
      <text:p text:style-name="Standard">In den dritten himmel;</text:p>
      <text:p text:style-name="Standard">Da wirt ir das ware lieht gegeben.</text:p>
      <text:p text:style-name="Standard">So sprechent die sinne:</text:p>
      <text:p text:style-name="Standard">Unser frovwe, du sele hat gesclaffen von kinde,</text:p>
      <text:p text:style-name="Standard">Nu ist si erwachet in dem lihte der offenen minne.</text:p>
      <text:p text:style-name="Standard">In disem liehte sihet si sich al umbe</text:p>
      <text:p text:style-name="Standard">Wie der si, der sich iro wiset,</text:p>
      <text:p text:style-name="Standard">Und was das si das man ir zuo sprichet.</text:p>
      <text:p text:style-name="Standard">So siht si werlich und bekennet</text:p>
      <text:p text:style-name="Standard">Wie got ist allu ding in allen dingen.</text:p>
      <text:p text:style-name="Standard">Nu leg ich allen kumber nider</text:p>
      <text:p text:style-name="Standard"><text:soft-page-break/>Und var mit sant Paulo in den dritten himel.</text:p>
      <text:p text:style-name="Standard">Wenne got minen sundigen lichamen mineklich sclat da nider.</text:p>
      <text:p text:style-name="Standard">Dirre dritte himel ist gewelbet und geordent,</text:p>
      <text:p text:style-name="Standard">Und verluthet schone mit den drin personen,</text:p>
      <text:p text:style-name="Standard">Die beginnen alsust:</text:p>
      <text:p text:style-name="Standard">Der ware gottes gruos,</text:p>
      <text:p text:style-name="Standard">Der da kunt von der himelschen bluot.</text:p>
      <text:p text:style-name="Standard"/>
      <text:p text:style-name="Standard">Left off at top of pg. 77</text:p>
      <text:p text:style-name="Standard"/>
      <text:p text:style-name="Standard">More text to be added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7-05-03T08:25:18.40</dc:date>
    <meta:editing-duration>P1DT7H18M18S</meta:editing-duration>
    <meta:editing-cycles>335</meta:editing-cycles>
    <meta:generator>OpenOffice/4.1.3$Win32 OpenOffice.org_project/413m1$Build-9783</meta:generator>
    <meta:document-statistic meta:table-count="0" meta:image-count="0" meta:object-count="0" meta:page-count="14" meta:paragraph-count="589" meta:word-count="4548" meta:character-count="25058"/>
    <dc:creator>David Neville</dc:creator>
  </office:meta>
</office:document-meta>
</file>